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"BABY" CHRISTIANS IN THE CORINTHIAN CHURCH (3:1-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"BABY" CHRISTIANS IN THE CORINTHIAN CHURCH (3:1-1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Paul's criticism (3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Paul's criticism (3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he hopes to do (3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at he has to do (3:2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"BABY" CHRISTIANS IN THE CORINTHIAN CHURCH (3:1-10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Paul's criticism (3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Paul's correction (3:3-1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Paul's correction (3:3-10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ir sinful view of Christian leaders (3:3-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is scriptural view of Christian leaders (3:5-10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His scriptural view of Christian leaders (3:5-10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at the leaders do (3:5a, 6a, 7a, 8-10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at the Lord does (3:5b, 6b, 7b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Paul's correction (3:3-10)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ir sinful view of Christian leaders (3:3-4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His scriptural view of Christian leaders (3:5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"BABY" CHRISTIANS IN THE CORINTHIAN CHURCH (3:1-10):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Paul's criticism (3:1-2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Paul's correction (3:3-10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1 Corinthians 3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"BABY" CHRISTIANS IN THE CORINTHIAN CHURCH (3:1-10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BEMA JUDGMENT AND THE CORINTHIAN CHURCH (3:11-23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-title-Title-Slide" presentation:presentation-page-layout-name="Master1-PPL1" draw:id="Slide-265">
        <draw:frame draw:id="id101" presentation:style-name="a559" draw:name="Title 1" svg:x="1.38in" svg:y="0.83in" svg:width="10.3in" svg:height="4.42in" presentation:class="title" presentation:placeholder="false">
          <draw:text-box>
            <text:p text:style-name="a558" text:class-names="" text:cond-style-name=""><text:span text:style-name="a556" text:class-names="">THE BEMA JUDGMENT AND THE CORINTHIAN CHURCH (3:11-23)<text:s text:c="1"/></text:span><text:span text:style-name="a557" text:class-names=""/></text:p>
          </draw:text-box>
          <svg:title/>
          <svg:desc/>
        </draw:frame>
        <draw:frame draw:id="id102" presentation:style-name="a564" draw:name="Subtitle 2" svg:x="1.38in" svg:y="5.25in" svg:width="10.3in" svg:height="1.85in" presentation:class="subtitle" presentation:placeholder="false">
          <draw:text-box>
            <text:p text:style-name="a561" text:class-names="" text:cond-style-name=""><text:span text:style-name="a560" text:class-names=""><text:s text:c="1"/>The works (3:11-15):<text:s text:c="1"/></text:span></text:p>
            <text:p text:style-name="a563" text:class-names="" text:cond-style-name=""><text:span text:style-name="a562" text:class-names=""/></text:p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The works (3:11-15):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objects in this test (3:11-13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outcome of this test (3:14-15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outcome of this test (3:14-15)<text:s text:c="1"/></text:span><text:span text:style-name="a582" text:class-names=""/></text:p>
          </draw:text-box>
          <svg:title/>
          <svg:desc/>
        </draw:frame>
        <draw:frame draw:id="id106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owner of the gold, silver, and jeweled works will receive a reward (3:14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owner of the wood, hay, and straw works will receive no reward (3:15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3" draw:style-name="a595" draw:master-page-name="Master1-Layout12-tx-Title-and-Text" presentation:presentation-page-layout-name="Master1-PPL12" draw:id="Slide-268">
        <draw:frame draw:id="id107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<text:s text:c="1"/>The works (3:11-15):<text:s text:c="1"/></text:span><text:span text:style-name="a597" text:class-names=""/></text:p>
          </draw:text-box>
          <svg:title/>
          <svg:desc/>
        </draw:frame>
        <draw:frame draw:id="id108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objects in this test (3:11-13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outcome of this test (3:14-15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4" draw:style-name="a610" draw:master-page-name="Master1-Layout12-tx-Title-and-Text" presentation:presentation-page-layout-name="Master1-PPL12" draw:id="Slide-269">
        <draw:frame draw:id="id109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THE BEMA JUDGMENT AND THE CORINTHIAN CHURCH (3:11-23)<text:s text:c="1"/></text:span><text:span text:style-name="a612" text:class-names=""/></text:p>
          </draw:text-box>
          <svg:title/>
          <svg:desc/>
        </draw:frame>
        <draw:frame draw:id="id110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works (3:11-15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warning (3:16-23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5" draw:style-name="a625" draw:master-page-name="Master1-Layout12-tx-Title-and-Text" presentation:presentation-page-layout-name="Master1-PPL12" draw:id="Slide-270">
        <draw:frame draw:id="id111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warning (3:16-23)<text:s text:c="1"/></text:span><text:span text:style-name="a627" text:class-names=""/></text:p>
          </draw:text-box>
          <svg:title/>
          <svg:desc/>
        </draw:frame>
        <draw:frame draw:id="id112" presentation:style-name="a642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Don't defile your temple (3:16-17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Don't deceive yourselves (3:18-21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You belong to Christ as Christ belongs to God (3:22-23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6" draw:style-name="a643" draw:master-page-name="Master1-Layout12-tx-Title-and-Text" presentation:presentation-page-layout-name="Master1-PPL12" draw:id="Slide-271">
        <draw:frame draw:id="id113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THE BEMA JUDGMENT AND THE CORINTHIAN CHURCH (3:11-23)<text:s text:c="1"/></text:span><text:span text:style-name="a645" text:class-names=""/></text:p>
          </draw:text-box>
          <svg:title/>
          <svg:desc/>
        </draw:frame>
        <draw:frame draw:id="id114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The works (3:11-15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warning (3:16-23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7" draw:style-name="a658" draw:master-page-name="Master1-Layout12-tx-Title-and-Text" presentation:presentation-page-layout-name="Master1-PPL12" draw:id="Slide-272">
        <draw:frame draw:id="id115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1 Corinthians 3<text:s text:c="1"/></text:span><text:span text:style-name="a660" text:class-names=""/></text:p>
          </draw:text-box>
          <svg:title/>
          <svg:desc/>
        </draw:frame>
        <draw:frame draw:id="id116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THE "BABY" CHRISTIANS IN THE CORINTHIAN CHURCH (3:1-10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BEMA JUDGMENT AND THE CORINTHIAN CHURCH (3:11-23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3 </dc:title>
    <meta:initial-creator>David STRICKLAND</meta:initial-creator>
    <dc:creator>David STRICKLAND</dc:creator>
    <meta:creation-date>2020-02-22T17:26:39Z</meta:creation-date>
    <dc:date>2020-02-22T17:26:40Z</dc:date>
    <meta:template xlink:href="BibleStudy" xlink:type="simple"/>
    <meta:editing-cycles>1</meta:editing-cycles>
    <meta:editing-duration>PT0S</meta:editing-duration>
    <meta:document-statistic meta:paragraph-count="49" meta:word-count="432"/>
  </office:meta>
</office:document-meta>
</file>